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f36" officeooo:paragraph-rsid="00166f36"/>
    </style:style>
    <style:style style:name="P2" style:family="paragraph" style:parent-style-name="Standard">
      <style:text-properties officeooo:rsid="0016e1f3" officeooo:paragraph-rsid="0016e1f3"/>
    </style:style>
    <style:style style:name="P3" style:family="paragraph" style:parent-style-name="Standard">
      <style:text-properties officeooo:rsid="0018d1ac" officeooo:paragraph-rsid="0018d1ac"/>
    </style:style>
    <style:style style:name="P4" style:family="paragraph" style:parent-style-name="Standard">
      <style:text-properties officeooo:rsid="00195978" officeooo:paragraph-rsid="00195978"/>
    </style:style>
    <style:style style:name="T1" style:family="text">
      <style:text-properties officeooo:rsid="001959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–version</text:p>
      <text:p text:style-name="P1">sudo apt update</text:p>
      <text:p text:style-name="P1">sudo apt install git</text:p>
      <text:p text:style-name="P1"/>
      <text:p text:style-name="P1"/>
      <text:p text:style-name="P1">command </text:p>
      <text:p text:style-name="P1">1. git init</text:p>
      <text:p text:style-name="P1">2. git clone</text:p>
      <text:p text:style-name="P3">3. git add &lt;files name&gt; for individual file</text:p>
      <text:p text:style-name="P3">4. git add . <text:s/>For complete file add</text:p>
      <text:p text:style-name="P3">5. git commit-<text:span text:style-name="T1">m “message”</text:span></text:p>
      <text:p text:style-name="P4">6. git push</text:p>
      <text:p text:style-name="P1"/>
      <text:p text:style-name="P2">Q1:- <text:s/>reverse <text:s/>of gitignore??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7T15:39:14.628632031</meta:creation-date>
    <dc:date>2023-06-27T15:57:19.988883129</dc:date>
    <meta:editing-duration>PT7M5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43" meta:character-count="222" meta:non-whitespace-character-count="186"/>
  </office:meta>
</office:document-meta>
</file>